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C0000004207FAB7690BB6C69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5.94cm" svg:x="1.001cm" svg:y="1cm">
          <draw:image xlink:href="Pictures/10000201000003C0000004207FAB7690BB6C690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09:20:33.982773340</meta:creation-date>
    <dc:date>2019-07-01T09:21:24.522496835</dc:date>
    <meta:editing-duration>PT51S</meta:editing-duration>
    <meta:editing-cycles>1</meta:editing-cycles>
    <meta:document-statistic meta:object-count="1"/>
    <meta:generator>LibreOffice/6.2.4.2$Linux_X86_64 LibreOffice_project/20$Build-2</meta:generator>
  </office:meta>
</office:document-meta>
</file>